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paragraph-properties fo:margin-top="0cm" fo:margin-bottom="0cm"/>
      <style:text-properties fo:color="#000000"/>
    </style:style>
    <style:style style:name="P5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7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8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1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Text_20_body" style:list-style-name="L1"/>
    <style:style style:name="P16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14"><text:s/>...</text:p>
      <text:p text:style-name="Text_20_body">Si hay texto que no está encerrado en etiquetas devuelve el error:</text:p>
      <text:p text:style-name="Text_20_body">[903]: Text not enclosed into tags: <text:span text:style-name="T2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2">tag1”</text:span> whith “<text:span text:style-name="T2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2">tag</text:span>” never closed.</text:p>
      <text:p text:style-name="Text_20_body"/>
      <text:p text:style-name="Text_20_body"/>
      <text:p text:style-name="Text_20_body">Si las etiquetas no se cierran con el descriptor correcto:</text:p>
      <text:p text:style-name="Text_20_body"/>
      <text:p text:style-name="Text_20_body"/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<text:soft-page-break/>[903]”Unknown data type: <text:span text:style-name="T2">type</text:span>” se produce al encontrar un argumento de un tipo no reconocido en XML-RPC indica textualmente el tipo recibido.</text:p>
      <text:p text:style-name="Text_20_body">[904]”Unknown Method: <text:span text:style-name="T2">mehod name</text:span>” se produce al encontrar nombre de método no reconocido por JIL. Indica textualmente el nombre recibido.</text:p>
      <text:p text:style-name="Text_20_body"/>
      <text:h text:style-name="Heading_20_2" text:outline-level="2">Comprobaciones particulares:</text:h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5">&lt;?xml version="1.0"?&gt;</text:p>
      <text:p text:style-name="P5">&lt;methodCall&gt;</text:p>
      <text:p text:style-name="P5"><text:tab/>&lt;methodName&gt;jil.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<text:tab/>&lt;params&gt;</text:p>
      <text:p text:style-name="P4"><text:span text:style-name="T4"><text:tab/><text:tab/>&lt;param&gt;</text:span></text:p>
      <text:p text:style-name="P12"><text:span text:style-name="T6"><text:tab/><text:tab/><text:tab/>&lt;value&gt;&lt;string&gt;</text:span><text:span text:style-name="T3">version</text:span><text:span text:style-name="T6">&lt;/string&gt;&lt;/value&gt;</text:span></text:p>
      <text:p text:style-name="P4"><text:span text:style-name="T4"><text:tab/><text:tab/>&lt;/param&gt;</text:span></text:p>
      <text:p text:style-name="P4"><text:span text:style-name="T4"><text:tab/><text:tab/>&lt;param&gt;</text:span></text:p>
      <text:p text:style-name="P12"><text:span text:style-name="T6"><text:tab/><text:tab/><text:tab/>&lt;value&gt;&lt;i4&gt;</text:span><text:span text:style-name="T3">SesionID</text:span><text:span text:style-name="T6">&lt;/i4&gt;&lt;/value&gt;</text:span></text:p>
      <text:p text:style-name="P4"><text:span text:style-name="T4"><text:tab/><text:tab/>&lt;/param&gt;</text:span></text:p>
      <text:p text:style-name="P5"><text:tab/>&lt;/params&gt;</text:p>
      <text:p text:style-name="P5">&lt;/methodResponse&gt;</text:p>
      <text:p text:style-name="Text_20_body"/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<text:soft-page-break/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openVI&lt;/methodName&gt;</text:p>
      <text:p text:style-name="P5">&lt;params&gt;&lt;param&gt;&lt;value&gt;&lt;string&gt;vi_path&lt;string&gt;&lt;/value&gt;&lt;/param&gt;&lt;/params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4">&lt;param&gt;</text:span></text:p>
      <text:p text:style-name="P5"><text:tab/>&lt;array&gt;</text:p>
      <text:p text:style-name="P5"><text:tab/>&lt;value&gt;&lt;struct&gt;</text:p>
      <text:p text:style-name="P5"><text:s/><text:tab/> <text:s text:c="2"/>&lt;member&gt;</text:p>
      <text:p text:style-name="P5"><text:tab/><text:tab/>&lt;name&gt;nombre&lt;/name&gt;</text:p>
      <text:p text:style-name="P4"><text:span text:style-name="T4"><text:tab/><text:tab/>&lt;value&gt;&lt;string&gt;</text:span><text:span text:style-name="T3">nombre</text:span><text:span text:style-name="T4">&lt;/string&gt;&lt;/value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control_indicador&lt;/name&gt;</text:p>
      <text:p text:style-name="P4"><text:span text:style-name="T4"><text:tab/><text:tab/>&lt;value&gt;&lt;string&gt;</text:span><text:span text:style-name="T3">”control” o “indicador”</text:span><text:span text:style-name="T4">&lt;/string&gt;&lt;/string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tipo de datos&lt;/name&gt;</text:p>
      <text:p text:style-name="P4"><text:span text:style-name="T4"><text:tab/><text:tab/>&lt;value&gt;&lt;string&gt;</text:span><text:span text:style-name="T3">nombre</text:span><text:span text:style-name="T4">&lt;/string&gt;&lt;/value&gt;</text:span></text:p>
      <text:p text:style-name="P5"><text:tab/> <text:s text:c="2"/>&lt;member&gt;</text:p>
      <text:p text:style-name="P5"><text:s text:c="6"/>&lt;struct&gt;&lt;/value&gt;</text:p>
      <text:p text:style-name="P5"><text:tab/>&lt;/array&gt;</text:p>
      <text:p text:style-name="P5"><text:s text:c="3"/>&lt;/param&gt;</text:p>
      <text:p text:style-name="P5">&lt;/params&gt;</text:p>
      <text:p text:style-name="Text_20_body"><text:span text:style-name="T6">&lt;/methodResponse&gt;</text:span> </text:p>
      <text:h text:style-name="P16" text:outline-level="2"><text:soft-page-break/>RunVI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VI()</text:h>
      <text:p text:style-name="Text_20_body"> </text:p>
      <text:p text:style-name="Text_20_body">Pasa al estado Opened y para el Vi.</text:p>
      <text:h text:style-name="Heading_20_2" text:outline-level="2">CloseVI()</text:h>
      <text:p text:style-name="Text_20_body"> </text:p>
      <text:p text:style-name="Text_20_body">Pasa al estado Authenticated y cierra el Vi.</text:p>
      <text:p text:style-name="Text_20_body"> </text:p>
      <text:p text:style-name="Text_20_body"/>
      <text:p text:style-name="Text_20_body"/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closeVI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4">&lt;param&gt;</text:span></text:p>
      <text:p text:style-name="P5"><text:tab/>&lt;value&gt;&lt;string&gt;OK&lt;/string&gt;&lt;/value&gt;</text:p>
      <text:p text:style-name="P5"><text:s text:c="3"/>&lt;/param&gt;</text:p>
      <text:p text:style-name="P5">&lt;/params&gt;</text:p>
      <text:p text:style-name="Text_20_body"><text:span text:style-name="T6">&lt;/methodResponse&gt;</text:span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EL CLIENTE ENVÍA:</text:p>
      <text:p text:style-name="P5">&lt;?xml version="1.0"?&gt;</text:p>
      <text:p text:style-name="P5">&lt;methodCall&gt;</text:p>
      <text:p text:style-name="P5">&lt;methodName&gt;jil.dis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<text:soft-page-break/>&lt;params&gt;</text:p>
      <text:p text:style-name="P4"><text:s text:c="5"/><text:span text:style-name="T4">&lt;param&gt;</text:span></text:p>
      <text:p text:style-name="P5"><text:tab/>&lt;value&gt;&lt;string&gt;bye bye!&lt;/string&gt;&lt;/value&gt;</text:p>
      <text:p text:style-name="P5"><text:s text:c="3"/>&lt;/param&gt;</text:p>
      <text:p text:style-name="P5">&lt;/params&gt;</text:p>
      <text:p text:style-name="Text_20_body"><text:span text:style-name="T6">&lt;/methodResponse&gt;</text:span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(numérico) y un descriptor de fallo legible y genera el siguiente mensaje de respuesta:</text:p>
      <text:p text:style-name="Text_20_body"/>
      <text:p text:style-name="P6">&lt;?xml version="1.0"?&gt;</text:p>
      <text:p text:style-name="P6">&lt;methodResponse&gt;</text:p>
      <text:p text:style-name="P6">&lt;fault&gt;</text:p>
      <text:p text:style-name="P7">&lt;value&gt;</text:p>
      <text:p text:style-name="P8">&lt;struct&gt;</text:p>
      <text:p text:style-name="P9">&lt;member&gt;</text:p>
      <text:p text:style-name="P11">&lt;name&gt;faultCode&lt;/name&gt;</text:p>
      <text:p text:style-name="P11">&lt;value&gt;&lt;int&gt;<text:span text:style-name="T2">ID de fallo</text:span>&lt;/int&gt;&lt;/value&gt;</text:p>
      <text:p text:style-name="P9">&lt;/member&gt;</text:p>
      <text:p text:style-name="P9">&lt;member&gt;</text:p>
      <text:p text:style-name="P11">&lt;name&gt;faultString&lt;/name&gt;</text:p>
      <text:p text:style-name="P10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9">&lt;/member&gt;</text:p>
      <text:p text:style-name="P8">&lt;/struct&gt;</text:p>
      <text:p text:style-name="P7">&lt;/value&gt;</text:p>
      <text:p text:style-name="P6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6:09:16.42</dc:date>
    <dc:creator>Dictino Chaos</dc:creator>
    <meta:editing-duration>PT11H7M14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6" meta:paragraph-count="186" meta:word-count="1055" meta:character-count="7309"/>
  </office:meta>
</office:document-meta>
</file>